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Console" svg:font-family="'Lucida Console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paragraph-properties fo:text-align="center" style:justify-single-word="false"/>
      <style:text-properties fo:language="en" fo:country="US"/>
    </style:style>
    <style:style style:name="P3" style:family="paragraph" style:parent-style-name="Normal">
      <style:text-properties fo:language="en" fo:country="US" style:font-style-complex="italic"/>
    </style:style>
    <style:style style:name="P4" style:family="paragraph" style:parent-style-name="Normal">
      <style:text-properties fo:language="en" fo:country="US" officeooo:rsid="000d143c" officeooo:paragraph-rsid="000d143c" style:font-style-complex="italic"/>
    </style:style>
    <style:style style:name="P5" style:family="paragraph" style:parent-style-name="Normal">
      <style:text-properties fo:language="en" fo:country="US" officeooo:paragraph-rsid="0012fe64"/>
    </style:style>
    <style:style style:name="P6" style:family="paragraph" style:parent-style-name="Normal">
      <style:text-properties fo:font-size="16pt" fo:language="en" fo:country="US" style:font-size-asian="16pt"/>
    </style:style>
    <style:style style:name="P7" style:family="paragraph" style:parent-style-name="Normal">
      <style:text-properties fo:font-size="16pt" fo:language="en" fo:country="US" officeooo:rsid="000d143c" style:font-size-asian="16pt"/>
    </style:style>
    <style:style style:name="P8" style:family="paragraph" style:parent-style-name="Normal">
      <style:text-properties fo:font-size="16pt" fo:language="en" fo:country="US" officeooo:rsid="000d143c" officeooo:paragraph-rsid="000d143c" style:font-size-asian="16pt"/>
    </style:style>
    <style:style style:name="P9" style:family="paragraph" style:parent-style-name="Normal">
      <style:text-properties officeooo:paragraph-rsid="000f9325"/>
    </style:style>
    <style:style style:name="P10" style:family="paragraph" style:parent-style-name="Normal">
      <style:text-properties officeooo:paragraph-rsid="0019112d"/>
    </style:style>
    <style:style style:name="P11" style:family="paragraph" style:parent-style-name="Normal">
      <style:text-properties officeooo:paragraph-rsid="00283fb6"/>
    </style:style>
    <style:style style:name="P12" style:family="paragraph" style:parent-style-name="Code" style:master-page-name="">
      <style:paragraph-properties style:page-number="auto" fo:break-before="auto" fo:break-after="auto"/>
      <style:text-properties officeooo:rsid="0022b507" officeooo:paragraph-rsid="0022b507"/>
    </style:style>
    <style:style style:name="P13" style:family="paragraph" style:parent-style-name="Code" style:master-page-name="">
      <style:paragraph-properties style:page-number="auto" fo:break-before="auto" fo:break-after="auto"/>
      <style:text-properties officeooo:rsid="00265983" officeooo:paragraph-rsid="00265983"/>
    </style:style>
    <style:style style:name="P14" style:family="paragraph" style:parent-style-name="Code" style:master-page-name="">
      <style:paragraph-properties style:page-number="auto" fo:break-before="auto" fo:break-after="auto"/>
      <style:text-properties officeooo:rsid="0024fa8c" officeooo:paragraph-rsid="0024fa8c"/>
    </style:style>
    <style:style style:name="P15" style:family="paragraph" style:parent-style-name="Code">
      <style:text-properties officeooo:paragraph-rsid="0022240f"/>
    </style:style>
    <style:style style:name="P16" style:family="paragraph" style:parent-style-name="Code">
      <style:text-properties officeooo:rsid="0022b507" officeooo:paragraph-rsid="0022b507"/>
    </style:style>
    <style:style style:name="P17" style:family="paragraph" style:parent-style-name="Code">
      <style:text-properties officeooo:rsid="0024fa8c" officeooo:paragraph-rsid="0024fa8c"/>
    </style:style>
    <style:style style:name="P18" style:family="paragraph" style:parent-style-name="Code">
      <style:text-properties officeooo:rsid="00265983" officeooo:paragraph-rsid="00265983"/>
    </style:style>
    <style:style style:name="P19" style:family="paragraph" style:parent-style-name="Code">
      <style:text-properties officeooo:rsid="0027b44f" officeooo:paragraph-rsid="0027b44f"/>
    </style:style>
    <style:style style:name="P20" style:family="paragraph" style:parent-style-name="Code">
      <style:text-properties officeooo:paragraph-rsid="0027b44f"/>
    </style:style>
    <style:style style:name="P21" style:family="paragraph" style:parent-style-name="Standard" style:list-style-name="L3"/>
    <style:style style:name="P22" style:family="paragraph" style:parent-style-name="Normal" style:list-style-name="L3">
      <style:text-properties officeooo:paragraph-rsid="001ae7c2"/>
    </style:style>
    <style:style style:name="P23" style:family="paragraph" style:parent-style-name="Normal">
      <style:text-properties fo:language="en" fo:country="US" officeooo:rsid="003d44ff" officeooo:paragraph-rsid="003d44ff"/>
    </style:style>
    <style:style style:name="P24" style:family="paragraph" style:parent-style-name="Normal" style:list-style-name="L1">
      <style:paragraph-properties fo:text-align="start" style:justify-single-word="false"/>
      <style:text-properties officeooo:paragraph-rsid="003d44ff"/>
    </style:style>
    <style:style style:name="P25" style:family="paragraph" style:parent-style-name="Normal" style:list-style-name="L1">
      <style:paragraph-properties fo:text-align="start" style:justify-single-word="false"/>
      <style:text-properties officeooo:paragraph-rsid="003ffe3a"/>
    </style:style>
    <style:style style:name="P26" style:family="paragraph" style:parent-style-name="Heading_20_1">
      <style:text-properties fo:language="en" fo:country="US" officeooo:rsid="000d143c" officeooo:paragraph-rsid="000d143c"/>
    </style:style>
    <style:style style:name="P27" style:family="paragraph" style:parent-style-name="Heading_20_1" style:master-page-name="MP0">
      <style:paragraph-properties style:page-number="auto" fo:break-before="page"/>
      <style:text-properties fo:language="en" fo:country="US"/>
    </style:style>
    <style:style style:name="P28" style:family="paragraph" style:parent-style-name="Code">
      <style:paragraph-properties fo:break-before="page"/>
      <style:text-properties officeooo:rsid="0027b44f" officeooo:paragraph-rsid="0027b44f"/>
    </style:style>
    <style:style style:name="P29" style:family="paragraph" style:parent-style-name="Code">
      <style:text-properties officeooo:rsid="0024fa8c" officeooo:paragraph-rsid="0024fa8c"/>
    </style:style>
    <style:style style:name="P30" style:family="paragraph" style:parent-style-name="Code">
      <style:text-properties officeooo:rsid="0024fa8c" officeooo:paragraph-rsid="002ccf31"/>
    </style:style>
    <style:style style:name="P31" style:family="paragraph" style:parent-style-name="Code">
      <style:text-properties officeooo:rsid="00265983" officeooo:paragraph-rsid="00265983"/>
    </style:style>
    <style:style style:name="P32" style:family="paragraph" style:parent-style-name="Code">
      <style:text-properties officeooo:rsid="00265983" officeooo:paragraph-rsid="002ccf31"/>
    </style:style>
    <style:style style:name="P33" style:family="paragraph" style:parent-style-name="Code">
      <style:text-properties officeooo:rsid="0027b44f" officeooo:paragraph-rsid="0027b44f"/>
    </style:style>
    <style:style style:name="P34" style:family="paragraph" style:parent-style-name="Code">
      <style:text-properties officeooo:rsid="0027b44f" officeooo:paragraph-rsid="002f6fe1"/>
    </style:style>
    <style:style style:name="P35" style:family="paragraph" style:parent-style-name="Code">
      <style:text-properties officeooo:rsid="0027b44f" officeooo:paragraph-rsid="00313461"/>
    </style:style>
    <style:style style:name="P36" style:family="paragraph" style:parent-style-name="Code">
      <style:text-properties officeooo:rsid="0027b44f" officeooo:paragraph-rsid="00388699"/>
    </style:style>
    <style:style style:name="P37" style:family="paragraph" style:parent-style-name="Code">
      <style:text-properties officeooo:rsid="0027b44f" officeooo:paragraph-rsid="003d104c"/>
    </style:style>
    <style:style style:name="P38" style:family="paragraph" style:parent-style-name="Code">
      <style:text-properties officeooo:paragraph-rsid="0027b44f"/>
    </style:style>
    <style:style style:name="P39" style:family="paragraph" style:parent-style-name="Code">
      <style:text-properties officeooo:paragraph-rsid="0032fc2f"/>
    </style:style>
    <style:style style:name="P40" style:family="paragraph" style:parent-style-name="Code">
      <style:text-properties officeooo:paragraph-rsid="00283fb6"/>
    </style:style>
    <style:style style:name="P41" style:family="paragraph" style:parent-style-name="Code">
      <style:text-properties officeooo:paragraph-rsid="0037fcc5"/>
    </style:style>
    <style:style style:name="P42" style:family="paragraph" style:parent-style-name="Code">
      <style:text-properties officeooo:paragraph-rsid="00396cc3"/>
    </style:style>
    <style:style style:name="P43" style:family="paragraph" style:parent-style-name="Code">
      <style:text-properties officeooo:paragraph-rsid="003d104c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0f9325" style:font-style-asian="italic" style:font-style-complex="italic"/>
    </style:style>
    <style:style style:name="T5" style:family="text">
      <style:text-properties fo:language="en" fo:country="US" fo:font-style="italic" officeooo:rsid="001ae7c2" style:font-style-asian="italic" style:font-style-complex="italic"/>
    </style:style>
    <style:style style:name="T6" style:family="text">
      <style:text-properties fo:language="en" fo:country="US" fo:font-style="italic" officeooo:rsid="003d44ff" style:font-style-asian="italic" style:font-style-complex="italic"/>
    </style:style>
    <style:style style:name="T7" style:family="text">
      <style:text-properties fo:language="en" fo:country="US" fo:font-style="italic" officeooo:rsid="003ffe3a" style:font-style-asian="italic" style:font-style-complex="italic"/>
    </style:style>
    <style:style style:name="T8" style:family="text">
      <style:text-properties fo:language="en" fo:country="US" fo:font-style="italic" style:language-asian="fr" style:country-asian="FR" style:font-style-asian="italic" style:font-style-complex="italic"/>
    </style:style>
    <style:style style:name="T9" style:family="text">
      <style:text-properties fo:language="en" fo:country="US" officeooo:rsid="000d143c"/>
    </style:style>
    <style:style style:name="T10" style:family="text">
      <style:text-properties fo:language="en" fo:country="US" fo:font-style="normal" officeooo:rsid="000f9325" style:font-style-asian="normal" style:font-style-complex="normal"/>
    </style:style>
    <style:style style:name="T11" style:family="text">
      <style:text-properties fo:language="en" fo:country="US" fo:font-style="normal" officeooo:rsid="0010405d" style:font-style-asian="normal" style:font-style-complex="normal"/>
    </style:style>
    <style:style style:name="T12" style:family="text">
      <style:text-properties fo:language="en" fo:country="US" fo:font-style="normal" officeooo:rsid="0022240f" style:font-style-asian="normal" style:font-style-complex="normal"/>
    </style:style>
    <style:style style:name="T13" style:family="text">
      <style:text-properties fo:language="en" fo:country="US" fo:font-style="normal" style:text-underline-style="solid" style:text-underline-width="auto" style:text-underline-color="font-color" officeooo:rsid="000f9325" style:font-style-asian="normal" style:font-style-complex="normal"/>
    </style:style>
    <style:style style:name="T14" style:family="text">
      <style:text-properties fo:language="en" fo:country="US" officeooo:rsid="001ae7c2"/>
    </style:style>
    <style:style style:name="T15" style:family="text">
      <style:text-properties fo:color="#000000" style:font-name="Arial" fo:language="en" fo:country="US" fo:background-color="#ffffff" style:font-name-complex="Arial"/>
    </style:style>
    <style:style style:name="T16" style:family="text">
      <style:text-properties fo:color="#000000" style:font-name="Arial" fo:language="en" fo:country="US" style:language-asian="fr" style:country-asian="FR" style:font-name-complex="Arial"/>
    </style:style>
    <style:style style:name="T17" style:family="text">
      <style:text-properties fo:font-size="16pt" fo:language="en" fo:country="US" style:font-size-asian="16pt"/>
    </style:style>
    <style:style style:name="T18" style:family="text">
      <style:text-properties officeooo:rsid="000f061e"/>
    </style:style>
    <style:style style:name="T19" style:family="text">
      <style:text-properties officeooo:rsid="000f9325"/>
    </style:style>
    <style:style style:name="T20" style:family="text">
      <style:text-properties fo:font-style="normal" officeooo:rsid="00204980" style:font-style-asian="normal" style:font-style-complex="normal"/>
    </style:style>
    <style:style style:name="T21" style:family="text">
      <style:text-properties officeooo:rsid="001e89e1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245c4d"/>
    </style:style>
    <style:style style:name="T24" style:family="text">
      <style:text-properties fo:font-size="10pt" fo:language="en" fo:country="US" officeooo:rsid="0027b44f" style:font-size-asian="10pt" style:font-size-complex="10pt"/>
    </style:style>
    <style:style style:name="T25" style:family="text">
      <style:text-properties fo:font-size="10pt" fo:language="en" fo:country="US" officeooo:rsid="00283fb6" style:font-size-asian="10pt" style:font-size-complex="10pt"/>
    </style:style>
    <style:style style:name="T26" style:family="text">
      <style:text-properties fo:font-size="10pt" fo:language="en" fo:country="US" officeooo:rsid="0029fa82" style:font-size-asian="10pt" style:font-size-complex="10pt"/>
    </style:style>
    <style:style style:name="T27" style:family="text">
      <style:text-properties fo:font-size="10pt" fo:language="en" fo:country="US" officeooo:rsid="002a8a2a" style:font-size-asian="10pt" style:font-size-complex="10pt"/>
    </style:style>
    <style:style style:name="T28" style:family="text">
      <style:text-properties fo:font-size="10pt" fo:language="en" fo:country="US" officeooo:rsid="0032fc2f" style:font-size-asian="10pt" style:font-size-complex="10pt"/>
    </style:style>
    <style:style style:name="T29" style:family="text">
      <style:text-properties fo:font-size="10pt" fo:language="en" fo:country="US" officeooo:rsid="0035e857" style:font-size-asian="10pt" style:font-size-complex="10pt"/>
    </style:style>
    <style:style style:name="T30" style:family="text">
      <style:text-properties fo:font-size="10pt" fo:language="en" fo:country="US" officeooo:rsid="00375647" style:font-size-asian="10pt" style:font-size-complex="10pt"/>
    </style:style>
    <style:style style:name="T31" style:family="text">
      <style:text-properties fo:font-size="10pt" fo:language="en" fo:country="US" officeooo:rsid="0037fcc5" style:font-size-asian="10pt" style:font-size-complex="10pt"/>
    </style:style>
    <style:style style:name="T32" style:family="text">
      <style:text-properties fo:font-size="10pt" fo:language="en" fo:country="US" officeooo:rsid="0037fe39" style:font-size-asian="10pt" style:font-size-complex="10pt"/>
    </style:style>
    <style:style style:name="T33" style:family="text">
      <style:text-properties fo:font-size="10pt" fo:language="en" fo:country="US" officeooo:rsid="00396cc3" style:font-size-asian="10pt" style:font-size-complex="10pt"/>
    </style:style>
    <style:style style:name="T34" style:family="text">
      <style:text-properties fo:font-size="10pt" fo:language="en" fo:country="US" officeooo:rsid="003b6ba4" style:font-size-asian="10pt" style:font-size-complex="10pt"/>
    </style:style>
    <style:style style:name="T35" style:family="text">
      <style:text-properties fo:font-size="10pt" fo:language="en" fo:country="US" officeooo:rsid="003d104c" style:font-size-asian="10pt" style:font-size-complex="10pt"/>
    </style:style>
    <style:style style:name="T36" style:family="text">
      <style:text-properties fo:font-size="10pt" fo:language="en" fo:country="US" officeooo:rsid="003d3a88" style:font-size-asian="10pt" style:font-size-complex="10pt"/>
    </style:style>
    <style:style style:name="T37" style:family="text">
      <style:text-properties fo:font-size="10pt" fo:language="en" fo:country="US" officeooo:rsid="003d44ff" style:font-size-asian="10pt" style:font-size-complex="10pt"/>
    </style:style>
    <style:style style:name="T38" style:family="text">
      <style:text-properties fo:font-size="10pt" fo:language="en" fo:country="US" officeooo:rsid="003ed20b" style:font-size-asian="10pt" style:font-size-complex="10pt"/>
    </style:style>
    <style:style style:name="T39" style:family="text">
      <style:text-properties fo:font-size="10pt" fo:language="en" fo:country="US" officeooo:rsid="003f2319" style:font-size-asian="10pt" style:font-size-complex="10pt"/>
    </style:style>
    <style:style style:name="T40" style:family="text">
      <style:text-properties officeooo:rsid="002ccf31"/>
    </style:style>
    <style:style style:name="T41" style:family="text">
      <style:text-properties officeooo:rsid="002dfb55"/>
    </style:style>
    <style:style style:name="T42" style:family="text">
      <style:text-properties officeooo:rsid="00313461"/>
    </style:style>
    <style:style style:name="T43" style:family="text">
      <style:text-properties officeooo:rsid="003164c6"/>
    </style:style>
    <style:style style:name="T44" style:family="text">
      <style:text-properties officeooo:rsid="004003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RE56 Labs</text:h>
      <text:p text:style-name="Normal"><text:span text:style-name="Police_20_par_20_défaut"><text:span text:style-name="T1">Specification document model – </text:span></text:span><text:span text:style-name="Police_20_par_20_défaut"><text:span text:style-name="T2">DELIVER 10 pages AT MAXIMUM</text:span></text:span></text:p>
      <text:p text:style-name="P1"/>
      <text:p text:style-name="P1"/>
      <text:p text:style-name="P1">STUDENTS</text:p>
      <text:p text:style-name="P8">DERRINGER ALINE</text:p>
      <text:p text:style-name="P8">INACIO DAVID</text:p>
      <text:p text:style-name="P7">GHNASSIA CLÉMENT</text:p>
      <text:p text:style-name="P1"/>
      <text:p text:style-name="P1">WORK SUBJECT</text:p>
      <text:h text:style-name="P26" text:outline-level="1">HO: HANDOVER AND SELECTION/RESELECTION IN GSM/UMTS</text:h>
      <text:p text:style-name="P1"/>
      <text:p text:style-name="P1">DOCUMENT VERSION </text:p>
      <text:p text:style-name="Normal"><text:span text:style-name="Police_20_par_20_défaut"><text:span text:style-name="T1">Add a line for each new version you send</text:span></text:span><text:span text:style-name="long_5f_text1"><text:span text:style-name="T15"> </text:span></text:span></text:p>
      <text:p text:style-name="Normal"><text:span text:style-name="Police_20_par_20_défaut"><text:span text:style-name="T9">20/14/2014:</text:span></text:span><text:span text:style-name="Police_20_par_20_défaut"><text:span text:style-name="T1"><text:tab/>Modify Chapter:*</text:span></text:span></text:p>
      <text:p text:style-name="P6"/>
      <text:p text:style-name="P1">TEACHER COMMENTS</text:p>
      <text:p text:style-name="P1">Date: </text:p>
      <text:p text:style-name="P1">Comments:</text:p>
      <text:p text:style-name="P1"/>
      <text:p text:style-name="P1"/>
      <text:p text:style-name="P2">---------------------------------------</text:p>
      <text:p text:style-name="P1"/>
      <text:p text:style-name="P6">1. PURPOSE OF THE SYSTEM FUNCTION (10 lines)</text:p>
      <text:p text:style-name="P6"/>
      <text:p text:style-name="P4"><text:tab/>The handover and selection/reselection <text:span text:style-name="T18">functionalities </text:span>are needed to ensure mobility of users. Indeed, when a user move and change <text:span text:style-name="T19">location</text:span>, the network must be able to update the selected cell so the user does not lost the network and stay with a good connection. <text:s/>Handover and selection/reselection cover around the same needs but are used in different circumstances.</text:p>
      <text:p text:style-name="P4"/>
      <text:p text:style-name="P4"><text:tab/>Selection is needed when the mobile has to select its first cell. It means that it's not <text:span text:style-name="T19">currently</text:span> connected to any network (the user switched it on or the network was lost because a lack of coverage). Reselection is used when the mobile is already connected and either idle or in packet switching (data transmission).</text:p>
      <text:p text:style-name="P4"/>
      <text:p text:style-name="P4"><text:tab/>Handover is needed when the mobile user is currently used in circuit switch<text:span text:style-name="T19">ing</text:span> (classic voice call). Handover can be inter-system or intra-system. It is qualified by soft or hard depending on the conditions.<text:bookmark-start text:name="OLE_LINK1"/></text:p>
      <text:p text:style-name="P3"/>
      <text:p text:style-name="P3"/>
      <text:p text:style-name="P6">2. INPUT DATA AND PARAMETERS</text:p>
      <text:list xml:id="list3029818213879932239" text:style-name="L1">
        <text:list-item>
          <text:p text:style-name="P24"><text:bookmark-end text:name="OLE_LINK1"/><text:span text:style-name="Police_20_par_20_défaut"><text:span text:style-name="T6">is_calling a boolean indicating if the user is trying to make a call (in circuit switcing)</text:span></text:span></text:p>
        </text:list-item>
        <text:list-item>
          <text:p text:style-name="P24"><text:span text:style-name="Police_20_par_20_défaut"><text:span text:style-name="T6">hysteresis_umts : a number to define an hysteresis between two umts signal strength. Avoid flapping scenarii.</text:span></text:span></text:p>
        </text:list-item>
        <text:list-item>
          <text:p text:style-name="P24"><text:span text:style-name="Police_20_par_20_défaut"><text:span text:style-name="T6">hysteresis_gsm : a number to define an hysteresis between two gsm signal strengths. Avoid flapping scenarii</text:span></text:span></text:p>
        </text:list-item>
        <text:list-item>
          <text:p text:style-name="P24"><text:soft-page-break/><text:span text:style-name="Police_20_par_20_défaut"><text:span text:style-name="T6">ntimes : a number indicating how many times the check has to be done before performing the operation (handover or reselection). Avoid flapping scenarii.</text:span></text:span></text:p>
        </text:list-item>
        <text:list-item>
          <text:p text:style-name="P25"><text:span text:style-name="Police_20_par_20_défaut"><text:span text:style-name="T7">update_strength(cell(s)) : Update the strength of the cells given in parameters at the mobile location.</text:span></text:span></text:p>
        </text:list-item>
        <text:list-item>
          <text:p text:style-name="P24"><text:span text:style-name="Police_20_par_20_défaut"><text:span text:style-name="T6">measure_landscape(type) is a function that returns the cells of desired type(UMTS or GSM) which have been detected at mobile </text:span></text:span><text:span text:style-name="Police_20_par_20_défaut"><text:span text:style-name="T7">location</text:span></text:span><text:span text:style-name="Police_20_par_20_défaut"><text:span text:style-name="T6">.</text:span></text:span></text:p>
        </text:list-item>
      </text:list>
      <text:p text:style-name="P1"/>
      <text:p text:style-name="Normal"><text:span text:style-name="Police_20_par_20_défaut"><text:span text:style-name="T17">3. DESCRIPTION OF FORMULA AND ALGORITHM</text:span></text:span></text:p>
      <text:p text:style-name="Normal"><text:span text:style-name="Police_20_par_20_défaut"><text:span text:style-name="T3">(If your subject involves formulas, explain them in this section. Label and explain the variables used.)</text:span></text:span></text:p>
      <text:p text:style-name="Normal"><text:span text:style-name="Police_20_par_20_défaut"><text:span text:style-name="T3"/></text:span></text:p>
      <text:p text:style-name="P9"><text:span text:style-name="Police_20_par_20_défaut"><text:span text:style-name="T13">Free space propagation Friis formula</text:span></text:span></text:p>
      <text:p text:style-name="P9"><text:span text:style-name="Police_20_par_20_défaut"><text:span text:style-name="T10">Calculate the power received at the mobile from an antenna depending on distance and frequency used</text:span></text:span></text:p>
      <text:p text:style-name="P9"><text:span text:style-name="Police_20_par_20_défaut"><text:span text:style-name="T10"/></text:span></text:p>
      <text:p text:style-name="P9"><text:span text:style-name="Police_20_par_20_défaut"><text:span text:style-name="T10">Pr = Pe + Ge + Gr – (32,44 + 20 log(F) + 20log(d))</text:span></text:span></text:p>
      <text:p text:style-name="P9"><text:span text:style-name="Police_20_par_20_défaut"><text:span text:style-name="T10"/></text:span></text:p>
      <text:p text:style-name="P9"><text:span text:style-name="Police_20_par_20_défaut"><text:span text:style-name="T4">Pr = Power received at the mobile (in dBm)</text:span></text:span></text:p>
      <text:p text:style-name="P9"><text:span text:style-name="Police_20_par_20_défaut"><text:span text:style-name="T4">Pe = Power emitted by the base station (in dBm)</text:span></text:span></text:p>
      <text:p text:style-name="P9"><text:span text:style-name="Police_20_par_20_défaut"><text:span text:style-name="T4">Ge = Gain at base station in (dBi)</text:span></text:span></text:p>
      <text:p text:style-name="P9"><text:span text:style-name="Police_20_par_20_défaut"><text:span text:style-name="T4">Gr = Gain at mobile station in (dBi)</text:span></text:span></text:p>
      <text:p text:style-name="P9"><text:span text:style-name="Police_20_par_20_défaut"><text:span text:style-name="T4">F = Frequency of the used wave (in MHz)</text:span></text:span></text:p>
      <text:p text:style-name="P9"><text:span text:style-name="Police_20_par_20_défaut"><text:span text:style-name="T4">d = Distance between the mobile and the base station (in km)</text:span></text:span></text:p>
      <text:p text:style-name="Normal"><text:span text:style-name="Police_20_par_20_défaut"><text:span text:style-name="T3"/></text:span></text:p>
      <text:p text:style-name="Normal"><text:span text:style-name="Police_20_par_20_défaut"><text:span text:style-name="T3">(Describe the algorithm used. The description should not be in a computer language but in the form of a pseudo-code: « In programming, the pseudo-code is a way to describe an algorithm without reference to a particular programming language. The writing pseudo-code can often take well to the extent of the difficulty of implementing the algorithm, and develop a structured approach in its construction. (Wikipédia) ». Diagrams can be used too.)</text:span></text:span></text:p>
      <text:p text:style-name="Normal"><text:span text:style-name="Police_20_par_20_défaut"><text:span text:style-name="T3"/></text:span></text:p>
      <text:p text:style-name="P15"><text:span text:style-name="Police_20_par_20_défaut"><text:span text:style-name="T12">function selectionUMTS</text:span></text:span></text:p>
      <text:p text:style-name="P15"><text:span text:style-name="Police_20_par_20_défaut"><text:span text:style-name="T12"><text:tab/>input</text:span></text:span></text:p>
      <text:p text:style-name="P15"><text:span text:style-name="Police_20_par_20_défaut"><text:span text:style-name="T12"><text:tab/><text:tab/>List&lt;Cell&gt; candidate_set</text:span></text:span></text:p>
      <text:p text:style-name="P15"><text:span text:style-name="Police_20_par_20_défaut"><text:span text:style-name="T12"><text:tab/>output</text:span></text:span></text:p>
      <text:p text:style-name="P15"><text:span text:style-name="Police_20_par_20_défaut"><text:span text:style-name="T12"><text:tab/><text:tab/>Cell selected</text:span></text:span></text:p>
      <text:p text:style-name="P15"><text:span text:style-name="Police_20_par_20_défaut"><text:span text:style-name="T12"><text:tab/>body</text:span></text:span></text:p>
      <text:p text:style-name="P15"><text:span text:style-name="Police_20_par_20_défaut"><text:span text:style-name="T12"><text:tab/><text:tab/>for cell in candidate_set do</text:span></text:span></text:p>
      <text:p text:style-name="P15"><text:span text:style-name="Police_20_par_20_défaut"><text:span text:style-name="T12"><text:tab/><text:tab/><text:tab/>if cell.strength &gt;= cell.minimum_strength &amp;&amp; ! cell.is_barred then</text:span></text:span></text:p>
      <text:p text:style-name="P15"><text:span text:style-name="Police_20_par_20_défaut"><text:span text:style-name="T12"><text:tab/><text:tab/><text:tab/><text:tab/>selected ← cell</text:span></text:span></text:p>
      <text:p text:style-name="P15"><text:span text:style-name="Police_20_par_20_défaut"><text:span text:style-name="T12"><text:tab/><text:tab/><text:tab/><text:tab/>break</text:span></text:span></text:p>
      <text:p text:style-name="P15"><text:span text:style-name="Police_20_par_20_défaut"><text:span text:style-name="T12"><text:tab/><text:tab/><text:tab/>end if</text:span></text:span></text:p>
      <text:p text:style-name="P15"><text:span text:style-name="Police_20_par_20_défaut"><text:span text:style-name="T12"><text:tab/><text:tab/>end do</text:span></text:span></text:p>
      <text:p text:style-name="P15"><text:span text:style-name="Police_20_par_20_défaut"><text:span text:style-name="T12"><text:tab/>end body</text:span></text:span></text:p>
      <text:p text:style-name="P15"><text:span text:style-name="Police_20_par_20_défaut"><text:span text:style-name="T12">end function</text:span></text:span><text:span text:style-name="Police_20_par_20_défaut"><text:span text:style-name="T11"><text:tab/></text:span></text:span></text:p>
      <text:p text:style-name="P5"/>
      <text:p text:style-name="P12">function selectionGSM</text:p>
      <text:p text:style-name="P16"><text:tab/>input</text:p>
      <text:p text:style-name="P16"><text:tab/><text:tab/>List&lt;Cell&gt; candidate_set</text:p>
      <text:p text:style-name="P16"><text:tab/>output</text:p>
      <text:p text:style-name="P16"><text:tab/><text:tab/>Cell selected</text:p>
      <text:p text:style-name="P16"><text:tab/>body</text:p>
      <text:p text:style-name="P16"><text:tab/><text:tab/>candidate_set.sort('desc')</text:p>
      <text:p text:style-name="P16"><text:tab/><text:tab/>for cell in candidate_set do</text:p>
      <text:p text:style-name="P16"><text:tab/><text:tab/><text:tab/>if cell.strength &gt;= cell.minimum_strength &amp;&amp; ! cell.is_barred then</text:p>
      <text:p text:style-name="P16"><text:tab/><text:tab/><text:tab/><text:tab/>selected ← cell</text:p>
      <text:p text:style-name="P16"><text:tab/><text:tab/><text:tab/><text:span text:style-name="T23">end if</text:span></text:p>
      <text:p text:style-name="P16"><text:soft-page-break/><text:tab/><text:tab/>end do</text:p>
      <text:p text:style-name="P16"><text:tab/>end body</text:p>
      <text:p text:style-name="P16">end function</text:p>
      <text:p text:style-name="P1"/>
      <text:p text:style-name="P14">function reselectionUMTS</text:p>
      <text:p text:style-name="P17"><text:tab/>input</text:p>
      <text:p text:style-name="P17"><text:tab/><text:tab/>Cell selected<text:tab/></text:p>
      <text:p text:style-name="P17"><text:tab/><text:tab/>List&lt;Cell&gt; candidate_set</text:p>
      <text:p text:style-name="P30"><text:tab/><text:tab/>hysteresis</text:p>
      <text:p text:style-name="P30"><text:tab/><text:tab/><text:span text:style-name="T40">ntimes</text:span><text:tab/><text:tab/></text:p>
      <text:p text:style-name="P17"><text:tab/>output</text:p>
      <text:p text:style-name="P17"><text:tab/><text:tab/>Cell selected</text:p>
      <text:p text:style-name="P17"><text:tab/>body</text:p>
      <text:p text:style-name="P17"><text:tab/><text:tab/>candidate_set.sort('desc')</text:p>
      <text:p text:style-name="P17"><text:tab/><text:tab/>for cell in candidate_set do</text:p>
      <text:p text:style-name="P17"><text:tab/><text:tab/><text:tab/>if ! cell.is_barred then</text:p>
      <text:p text:style-name="P17"><text:tab/><text:tab/><text:tab/><text:tab/>if selected.type equals 'GSM' then</text:p>
      <text:p text:style-name="P17"><text:tab/><text:tab/><text:tab/><text:tab/><text:tab/>if cell.strength &gt; cell.minimum_strength then</text:p>
      <text:p text:style-name="P30"><text:tab/><text:tab/><text:tab/><text:tab/><text:tab/><text:tab/><text:span text:style-name="T40">cell.ntimes ← cell.ntimes + 1</text:span></text:p>
      <text:p text:style-name="P30"><text:tab/><text:tab/><text:tab/><text:tab/><text:tab/><text:tab/><text:span text:style-name="T40">if cell.ntimes equals ntimes then</text:span></text:p>
      <text:p text:style-name="P30"><text:tab/><text:tab/><text:tab/><text:tab/><text:tab/><text:tab/><text:tab/>selected ← cell</text:p>
      <text:p text:style-name="P30"><text:tab/><text:tab/><text:tab/><text:tab/><text:tab/><text:tab/><text:span text:style-name="T40">end if</text:span></text:p>
      <text:p text:style-name="P17"><text:tab/><text:tab/><text:tab/><text:tab/><text:tab/><text:span text:style-name="T40">else</text:span></text:p>
      <text:p text:style-name="P17"><text:tab/><text:tab/><text:tab/><text:tab/><text:tab/><text:tab/><text:span text:style-name="T40">cell.ntimes ← 0</text:span></text:p>
      <text:p text:style-name="P17"><text:tab/><text:tab/><text:tab/><text:tab/><text:tab/>end if</text:p>
      <text:p text:style-name="P17"><text:tab/><text:tab/><text:tab/><text:tab/>else<text:tab/>// selected.type equals 'UMTS'</text:p>
      <text:p text:style-name="P17"><text:tab/><text:tab/><text:tab/><text:tab/><text:tab/>if cell.strength &gt; cell.minimum_strength &amp;&amp; cell.strength - selected.strength &gt; hysteresis then</text:p>
      <text:p text:style-name="P17"><text:tab/><text:tab/><text:tab/><text:tab/><text:tab/><text:tab/><text:span text:style-name="T40">cell.ntimes ← cell.ntimes + 1</text:span></text:p>
      <text:p text:style-name="P17"><text:tab/><text:tab/><text:tab/><text:tab/><text:tab/><text:tab/><text:span text:style-name="T40">if cell.ntimes equals ntimes then</text:span></text:p>
      <text:p text:style-name="P17"><text:tab/><text:tab/><text:tab/><text:tab/><text:tab/><text:tab/><text:tab/>selected <text:span text:style-name="T40">← </text:span>cell</text:p>
      <text:p text:style-name="P17"><text:tab/><text:tab/><text:tab/><text:tab/><text:tab/><text:tab/><text:span text:style-name="T40">end if</text:span></text:p>
      <text:p text:style-name="P17"><text:tab/><text:tab/><text:tab/><text:tab/><text:tab/><text:span text:style-name="T40">else</text:span></text:p>
      <text:p text:style-name="P17"><text:tab/><text:tab/><text:tab/><text:tab/><text:tab/><text:tab/><text:span text:style-name="T40">cell.ntimes ← 0</text:span></text:p>
      <text:p text:style-name="P17"><text:tab/><text:tab/><text:tab/><text:tab/><text:tab/>end if</text:p>
      <text:p text:style-name="P17"><text:tab/><text:tab/><text:tab/><text:tab/>end if</text:p>
      <text:p text:style-name="P17"><text:tab/><text:tab/><text:tab/><text:tab/>break</text:p>
      <text:p text:style-name="P17"><text:tab/><text:tab/><text:tab/>end if</text:p>
      <text:p text:style-name="P17"><text:tab/><text:tab/>end do</text:p>
      <text:p text:style-name="P17"><text:tab/>end body</text:p>
      <text:p text:style-name="P17">end function</text:p>
      <text:p text:style-name="P1"/>
      <text:p text:style-name="P13">//we assume that entering to this function means that there is no UMTS //cell available</text:p>
      <text:p text:style-name="P18">function reselectionGSM</text:p>
      <text:p text:style-name="P18"><text:tab/>input</text:p>
      <text:p text:style-name="P18"><text:tab/><text:tab/>Cell selected<text:tab/></text:p>
      <text:p text:style-name="P18"><text:tab/><text:tab/>List&lt;Cell&gt; candidate_set</text:p>
      <text:p text:style-name="P18"><text:tab/><text:tab/>hysteresis<text:tab/><text:tab/><text:tab/></text:p>
      <text:p text:style-name="P18"><text:tab/>output</text:p>
      <text:p text:style-name="P18"><text:tab/><text:tab/>Cell selected</text:p>
      <text:p text:style-name="P18"><text:tab/>body</text:p>
      <text:p text:style-name="P18"><text:tab/><text:tab/>candidate_set.sort('desc')</text:p>
      <text:p text:style-name="P18"><text:tab/><text:tab/>for cell in candidate_set do</text:p>
      <text:p text:style-name="P18"><text:tab/><text:tab/><text:tab/>if ! cell.is_barred then</text:p>
      <text:p text:style-name="P18"><text:tab/><text:tab/><text:tab/><text:tab/>if selected.type equals 'GSM' then</text:p>
      <text:p text:style-name="P18"><text:tab/><text:tab/><text:tab/><text:tab/><text:tab/>if cell.strength &gt; cell.minimum_strength &amp;&amp; cell.strength - selected.strength &gt; hysteresis then</text:p>
      <text:p text:style-name="P18"><text:tab/><text:tab/><text:tab/><text:tab/><text:tab/><text:tab/><text:span text:style-name="T40">cell.ntimes ← cell.ntimes + 1</text:span></text:p>
      <text:p text:style-name="P18"><text:tab/><text:tab/><text:tab/><text:tab/><text:tab/><text:tab/><text:span text:style-name="T40">if cell.ntimes equals ntimes then</text:span></text:p>
      <text:p text:style-name="P18"><text:tab/><text:tab/><text:tab/><text:tab/><text:tab/><text:tab/><text:tab/>selected <text:span text:style-name="T40">← </text:span>cell</text:p>
      <text:p text:style-name="P18"><text:tab/><text:tab/><text:tab/><text:tab/><text:tab/><text:tab/><text:span text:style-name="T40">end if</text:span></text:p>
      <text:p text:style-name="P18"><text:tab/><text:tab/><text:tab/><text:tab/><text:tab/><text:span text:style-name="T40">else</text:span></text:p>
      <text:p text:style-name="P18"><text:tab/><text:tab/><text:tab/><text:tab/><text:tab/><text:tab/><text:span text:style-name="T40">cell.ntimes ← 0</text:span></text:p>
      <text:p text:style-name="P18"><text:tab/><text:tab/><text:tab/><text:tab/><text:tab/>end if</text:p>
      <text:p text:style-name="P18"><text:tab/><text:tab/><text:tab/><text:tab/>else<text:tab/>// selected.type equals 'UMTS'</text:p>
      <text:p text:style-name="P18"><text:tab/><text:tab/><text:tab/><text:tab/><text:tab/>if cell.strength &gt; cell.minimum_strength</text:p>
      <text:p text:style-name="P18"><text:tab/><text:tab/><text:tab/><text:tab/><text:tab/><text:tab/><text:span text:style-name="T40">cell.ntimes ← cell.ntimes + 1</text:span></text:p>
      <text:p text:style-name="P32"><text:soft-page-break/><text:tab/><text:tab/><text:tab/><text:tab/><text:tab/><text:tab/><text:span text:style-name="T40">if cell.ntimes equals cell.ntimes then</text:span></text:p>
      <text:p text:style-name="P32"><text:tab/><text:tab/><text:tab/><text:tab/><text:tab/><text:tab/><text:tab/><text:span text:style-name="T40">selected ← cell</text:span></text:p>
      <text:p text:style-name="P32"><text:tab/><text:tab/><text:tab/><text:tab/><text:tab/><text:tab/><text:span text:style-name="T40">end if</text:span></text:p>
      <text:p text:style-name="P32"><text:tab/><text:tab/><text:tab/><text:tab/><text:tab/><text:span text:style-name="T40">else</text:span></text:p>
      <text:p text:style-name="P32"><text:tab/><text:tab/><text:tab/><text:tab/><text:tab/><text:tab/><text:span text:style-name="T40">cell.ntimes ← 0</text:span></text:p>
      <text:p text:style-name="P32"><text:tab/><text:tab/><text:tab/><text:tab/><text:tab/>end if</text:p>
      <text:p text:style-name="P18"><text:tab/><text:tab/><text:tab/><text:tab/>end if</text:p>
      <text:p text:style-name="P18"><text:tab/><text:tab/><text:tab/>end if</text:p>
      <text:p text:style-name="P18"><text:tab/><text:tab/>end do</text:p>
      <text:p text:style-name="P18"><text:tab/>end body</text:p>
      <text:p text:style-name="P18">end function</text:p>
      <text:p text:style-name="P10"><text:span text:style-name="Police_20_par_20_défaut"><text:span text:style-name="T17"/></text:span></text:p>
      <text:p text:style-name="P10"><text:span text:style-name="Police_20_par_20_défaut"><text:span text:style-name="T17"/></text:span></text:p>
      <text:p text:style-name="P28">function handoverUMTS</text:p>
      <text:p text:style-name="P19">input</text:p>
      <text:p text:style-name="P19"><text:tab/>List&lt;Cell&gt; active_set <text:tab/></text:p>
      <text:p text:style-name="P19"><text:tab/>List&lt;Cell&gt; neighbor_set</text:p>
      <text:p text:style-name="P19"><text:tab/>hysteresis</text:p>
      <text:p text:style-name="P19"><text:tab/><text:span text:style-name="T42">ntimes</text:span></text:p>
      <text:p text:style-name="P19">output</text:p>
      <text:p text:style-name="P19"><text:tab/>List&lt;Cell&gt; active_set</text:p>
      <text:p text:style-name="P19"><text:tab/>List&lt;Cell&gt; neighbor_set</text:p>
      <text:p text:style-name="P19">body</text:p>
      <text:p text:style-name="P34"><text:tab/>//we first get the best cell inside the active set</text:p>
      <text:p text:style-name="P19"><text:tab/>for cell in active_set do</text:p>
      <text:p text:style-name="P36"><text:tab/><text:tab/>maxActive <text:span text:style-name="T42">← </text:span>max(active_set)</text:p>
      <text:p text:style-name="P19"><text:tab/><text:tab/>if<text:span text:style-name="T40"> cell.strength &gt; cell.minimum_strength and </text:span>maxActive.strength - cell.strength &gt; hysteresis then</text:p>
      <text:p text:style-name="P19"><text:tab/><text:tab/><text:tab/><text:span text:style-name="T42">cell.ntimes ← cell.ntimes + 1</text:span></text:p>
      <text:p text:style-name="P19"><text:tab/><text:tab/><text:tab/><text:span text:style-name="T42">if cell.ntimes equals ntimes then</text:span></text:p>
      <text:p text:style-name="P19"><text:tab/><text:tab/><text:tab/><text:tab/>active_set.remove(cell)</text:p>
      <text:p text:style-name="P19"><text:tab/><text:tab/><text:tab/><text:tab/>neighbor_cell.add(cell)</text:p>
      <text:p text:style-name="P19"><text:tab/><text:tab/><text:tab/><text:span text:style-name="T42">end if</text:span></text:p>
      <text:p text:style-name="P19"><text:tab/><text:tab/><text:span text:style-name="T42">else</text:span></text:p>
      <text:p text:style-name="P19"><text:tab/><text:tab/><text:tab/><text:span text:style-name="T42">cell.ntimes ← 0</text:span></text:p>
      <text:p text:style-name="P19"><text:tab/><text:tab/>end if</text:p>
      <text:p text:style-name="P19"><text:tab/>end do</text:p>
      <text:p text:style-name="P19"/>
      <text:p text:style-name="P37"><text:tab/><text:span text:style-name="T43">neighbor_set.sort('desc')</text:span></text:p>
      <text:p text:style-name="P37"><text:tab/>for cell in neighbor_set do</text:p>
      <text:p text:style-name="P19"><text:tab/><text:tab/>if active_set.length &lt; active_maxlength then</text:p>
      <text:p text:style-name="P19"><text:tab/><text:tab/><text:tab/><text:span text:style-name="T42">if active_set.length equals 0 then</text:span></text:p>
      <text:p text:style-name="P37"><text:tab/><text:tab/><text:tab/><text:tab/><text:span text:style-name="T42">maxActive ← 0</text:span><text:tab/></text:p>
      <text:p text:style-name="P37"><text:tab/><text:tab/><text:tab/><text:span text:style-name="T42">else</text:span></text:p>
      <text:p text:style-name="P19"><text:tab/><text:tab/><text:tab/><text:tab/>maxActive ← max(active_set)</text:p>
      <text:p text:style-name="P19"><text:tab/><text:tab/><text:tab/><text:span text:style-name="T42">end if</text:span></text:p>
      <text:p text:style-name="P37"><text:tab/><text:tab/><text:tab/><text:tab/></text:p>
      <text:p text:style-name="P37"><text:tab/><text:tab/><text:tab/>if <text:span text:style-name="T41">cell.strength &gt; cell.minimum_strength and </text:span>cell.strength - maxActive.strength &gt; hysteresis then</text:p>
      <text:p text:style-name="P35"><text:tab/><text:tab/><text:tab/><text:tab/><text:span text:style-name="T42">cell.ntimes ← cell.ntimes + 1</text:span></text:p>
      <text:p text:style-name="P35"><text:tab/><text:tab/><text:tab/><text:tab/><text:span text:style-name="T42">if cell.ntimes equals ntimes then</text:span></text:p>
      <text:p text:style-name="P35"><text:tab/><text:tab/><text:tab/><text:tab/><text:tab/>neighbor_cell.remove(cell)</text:p>
      <text:p text:style-name="P19"><text:tab/><text:tab/><text:tab/><text:tab/><text:tab/>active_set.add(cell)</text:p>
      <text:p text:style-name="P19"><text:tab/><text:tab/><text:tab/><text:tab/><text:span text:style-name="T42">end if</text:span></text:p>
      <text:p text:style-name="P19"><text:tab/><text:tab/><text:tab/>else</text:p>
      <text:p text:style-name="P19"><text:tab/><text:tab/><text:tab/><text:tab/><text:span text:style-name="T42">cell.ntimes ← 0</text:span></text:p>
      <text:p text:style-name="P19"><text:tab/><text:tab/><text:tab/>end if</text:p>
      <text:p text:style-name="P19"><text:tab/><text:tab/>else</text:p>
      <text:p text:style-name="P19"><text:tab/><text:tab/><text:tab/><text:span text:style-name="T43">break</text:span></text:p>
      <text:p text:style-name="P19"><text:tab/><text:tab/><text:span text:style-name="T43">end if</text:span></text:p>
      <text:p text:style-name="P19"><text:tab/><text:span text:style-name="T43">end do</text:span></text:p>
      <text:p text:style-name="P19"/>
      <text:p text:style-name="P19"><text:tab/><text:span text:style-name="T43">for i ← 0 ; i &lt; neighbor_set.length ; i ← i + 1 do</text:span></text:p>
      <text:p text:style-name="P19"><text:tab/><text:tab/>minActive ← min(active_set)</text:p>
      <text:p text:style-name="P19"><text:tab/><text:tab/>maxNeighbor <text:span text:style-name="T43">← </text:span>max(<text:span text:style-name="T43">neighbor</text:span>_set)</text:p>
      <text:p text:style-name="P19"><text:tab/><text:tab/>if maxNeighbor.strength - minActive.strength &gt; hysteresis then</text:p>
      <text:p text:style-name="P19"><text:tab/><text:tab/><text:tab/><text:span text:style-name="T43">maxNeighbor.ntimes ← maxNeighbor.ntimes + 1</text:span></text:p>
      <text:p text:style-name="P19"><text:tab/><text:tab/><text:tab/><text:span text:style-name="T43">if maxNeighbor.ntimes equals ntimes then</text:span></text:p>
      <text:p text:style-name="P19"><text:tab/><text:tab/><text:tab/><text:tab/>active_set.replace(minActive, maxNeighbor)</text:p>
      <text:p text:style-name="P19"><text:tab/><text:tab/><text:tab/><text:tab/>neighbor_set.replace(maxNeighbor, minActive)</text:p>
      <text:p text:style-name="P19"><text:tab/><text:tab/><text:tab/><text:span text:style-name="T43">end if</text:span></text:p>
      <text:p text:style-name="P19"><text:tab/><text:tab/>else</text:p>
      <text:p text:style-name="P19"><text:tab/><text:tab/><text:tab/><text:span text:style-name="T43">maxNeighbor.ntimes ← 0</text:span></text:p>
      <text:p text:style-name="P19"><text:tab/><text:tab/>end if</text:p>
      <text:p text:style-name="P19"><text:tab/>end do</text:p>
      <text:p text:style-name="P19">end body</text:p>
      <text:p text:style-name="P19">end function</text:p>
      <text:p text:style-name="P10"><text:span text:style-name="Police_20_par_20_défaut"><text:span text:style-name="T17"/></text:span></text:p>
      <text:p text:style-name="P20"><text:span text:style-name="Police_20_par_20_défaut"><text:span text:style-name="T24">function handoverGSM</text:span></text:span></text:p>
      <text:p text:style-name="P20"><text:span text:style-name="Police_20_par_20_défaut"><text:span text:style-name="T24">input</text:span></text:span></text:p>
      <text:p text:style-name="P20"><text:span text:style-name="Police_20_par_20_défaut"><text:span text:style-name="T24"><text:tab/>Cell primary</text:span></text:span></text:p>
      <text:p text:style-name="P20"><text:soft-page-break/><text:span text:style-name="Police_20_par_20_défaut"><text:span text:style-name="T24"><text:tab/>List&lt;Cell&gt; neighbor_set</text:span></text:span></text:p>
      <text:p text:style-name="P20"><text:span text:style-name="Police_20_par_20_défaut"><text:span text:style-name="T24"><text:tab/>hysteresis</text:span></text:span></text:p>
      <text:p text:style-name="P39"><text:span text:style-name="Police_20_par_20_défaut"><text:span text:style-name="T28"><text:tab/>ntimes</text:span></text:span></text:p>
      <text:p text:style-name="P20"><text:span text:style-name="Police_20_par_20_défaut"><text:span text:style-name="T24">output</text:span></text:span></text:p>
      <text:p text:style-name="P20"><text:span text:style-name="Police_20_par_20_défaut"><text:span text:style-name="T24"><text:tab/>Cell primary</text:span></text:span></text:p>
      <text:p text:style-name="P20"><text:span text:style-name="Police_20_par_20_défaut"><text:span text:style-name="T24"><text:tab/>List&lt;Cell&gt; neighbor_set</text:span></text:span></text:p>
      <text:p text:style-name="P20"><text:span text:style-name="Police_20_par_20_défaut"><text:span text:style-name="T24">bod</text:span></text:span><text:span text:style-name="Police_20_par_20_défaut"><text:span text:style-name="T33">y</text:span></text:span></text:p>
      <text:p text:style-name="P20"><text:span text:style-name="Police_20_par_20_défaut"><text:span text:style-name="T28"><text:tab/>for cell in neighbor_set do</text:span></text:span></text:p>
      <text:p text:style-name="P42"><text:span text:style-name="Police_20_par_20_défaut"><text:span text:style-name="T24"><text:tab/><text:tab/>if </text:span></text:span><text:span text:style-name="Police_20_par_20_défaut"><text:span text:style-name="T28">cell</text:span></text:span><text:span text:style-name="Police_20_par_20_défaut"><text:span text:style-name="T24">.strength</text:span></text:span><text:span text:style-name="Police_20_par_20_défaut"><text:span text:style-name="T28"> &gt; cell.minimum_strength</text:span></text:span><text:span text:style-name="Police_20_par_20_défaut"><text:span text:style-name="T24"> </text:span></text:span></text:p>
      <text:p text:style-name="P42"><text:span text:style-name="Police_20_par_20_défaut"><text:span text:style-name="T24"><text:tab/><text:tab/><text:tab/></text:span></text:span><text:span text:style-name="Police_20_par_20_défaut"><text:span text:style-name="T33">if primary is null then</text:span></text:span></text:p>
      <text:p text:style-name="P42"><text:span text:style-name="Police_20_par_20_défaut"><text:span text:style-name="T33"><text:tab/><text:tab/><text:tab/><text:tab/></text:span></text:span><text:span text:style-name="Police_20_par_20_défaut"><text:span text:style-name="T28">cell.ntimes ← cell.ntimes + 1</text:span></text:span></text:p>
      <text:p text:style-name="P42"><text:span text:style-name="Police_20_par_20_défaut"><text:span text:style-name="T24"><text:tab/><text:tab/><text:tab/></text:span></text:span><text:span text:style-name="Police_20_par_20_défaut"><text:span text:style-name="T33">else if </text:span></text:span><text:span text:style-name="Police_20_par_20_défaut"><text:span text:style-name="T28">cell.strength - </text:span></text:span><text:span text:style-name="Police_20_par_20_défaut"><text:span text:style-name="T24">primary.strength &gt; hysteresis then</text:span></text:span></text:p>
      <text:p text:style-name="P42"><text:span text:style-name="Police_20_par_20_défaut"><text:span text:style-name="T24"><text:tab/><text:tab/><text:tab/><text:tab/></text:span></text:span><text:span text:style-name="Police_20_par_20_défaut"><text:span text:style-name="T33">cell.ntimes ← cell.ntimes + 1</text:span></text:span></text:p>
      <text:p text:style-name="P42"><text:span text:style-name="Police_20_par_20_défaut"><text:span text:style-name="T33"><text:tab/><text:tab/><text:tab/>else</text:span></text:span></text:p>
      <text:p text:style-name="P42"><text:span text:style-name="Police_20_par_20_défaut"><text:span text:style-name="T33"><text:tab/><text:tab/><text:tab/><text:tab/>cell.ntimes ← 0</text:span></text:span></text:p>
      <text:p text:style-name="P42"><text:span text:style-name="Police_20_par_20_défaut"><text:span text:style-name="T33"><text:tab/><text:tab/><text:tab/>end if</text:span></text:span></text:p>
      <text:p text:style-name="P42"><text:span text:style-name="Police_20_par_20_défaut"><text:span text:style-name="T33"><text:tab/><text:tab/><text:tab/></text:span></text:span></text:p>
      <text:p text:style-name="P42"><text:span text:style-name="Police_20_par_20_défaut"><text:span text:style-name="T33"><text:tab/><text:tab/><text:tab/>if cell.ntimes equals ntimes then</text:span></text:span></text:p>
      <text:p text:style-name="P42"><text:span text:style-name="Police_20_par_20_défaut"><text:span text:style-name="T33"><text:tab/><text:tab/><text:tab/><text:tab/>if primary is not null then </text:span></text:span></text:p>
      <text:p text:style-name="P42"><text:span text:style-name="Police_20_par_20_défaut"><text:span text:style-name="T33"><text:tab/><text:tab/><text:tab/><text:tab/><text:tab/>neighbor_set.add(primary)</text:span></text:span></text:p>
      <text:p text:style-name="P42"><text:span text:style-name="Police_20_par_20_défaut"><text:span text:style-name="T33"><text:tab/><text:tab/><text:tab/><text:tab/>end if</text:span></text:span></text:p>
      <text:p text:style-name="P42"><text:span text:style-name="Police_20_par_20_défaut"><text:span text:style-name="T24"><text:tab/><text:tab/><text:tab/><text:tab/></text:span></text:span><text:span text:style-name="Police_20_par_20_défaut"><text:span text:style-name="T33">n</text:span></text:span><text:span text:style-name="Police_20_par_20_défaut"><text:span text:style-name="T24">eighbor_set.</text:span></text:span><text:span text:style-name="Police_20_par_20_défaut"><text:span text:style-name="T33">remove</text:span></text:span><text:span text:style-name="Police_20_par_20_défaut"><text:span text:style-name="T24">(</text:span></text:span><text:span text:style-name="Police_20_par_20_défaut"><text:span text:style-name="T33">cell</text:span></text:span><text:span text:style-name="Police_20_par_20_défaut"><text:span text:style-name="T24">)</text:span></text:span></text:p>
      <text:p text:style-name="P42"><text:span text:style-name="Police_20_par_20_défaut"><text:span text:style-name="T24"><text:tab/><text:tab/><text:tab/><text:tab/>primary &lt;- </text:span></text:span><text:span text:style-name="Police_20_par_20_défaut"><text:span text:style-name="T28">cell</text:span></text:span></text:p>
      <text:p text:style-name="P42"><text:span text:style-name="Police_20_par_20_défaut"><text:span text:style-name="T28"><text:tab/><text:tab/><text:tab/></text:span></text:span><text:span text:style-name="Police_20_par_20_défaut"><text:span text:style-name="T33">end if</text:span></text:span></text:p>
      <text:p text:style-name="P42"><text:span text:style-name="Police_20_par_20_défaut"><text:span text:style-name="T33"><text:tab/><text:tab/></text:span></text:span><text:span text:style-name="Police_20_par_20_défaut"><text:span text:style-name="T34">else</text:span></text:span></text:p>
      <text:p text:style-name="P42"><text:span text:style-name="Police_20_par_20_défaut"><text:span text:style-name="T34"><text:tab/><text:tab/><text:tab/>cell.ntimes ← 0</text:span></text:span></text:p>
      <text:p text:style-name="P42"><text:span text:style-name="Police_20_par_20_défaut"><text:span text:style-name="T33"><text:tab/><text:tab/></text:span></text:span><text:span text:style-name="Police_20_par_20_défaut"><text:span text:style-name="T34">end if</text:span></text:span></text:p>
      <text:p text:style-name="P20"><text:span text:style-name="Police_20_par_20_défaut"><text:span text:style-name="T24"><text:tab/></text:span></text:span><text:span text:style-name="Police_20_par_20_défaut"><text:span text:style-name="T28">end do</text:span></text:span></text:p>
      <text:p text:style-name="P20"><text:span text:style-name="Police_20_par_20_défaut"><text:span text:style-name="T24">end body</text:span></text:span></text:p>
      <text:p text:style-name="P20"><text:span text:style-name="Police_20_par_20_défaut"><text:span text:style-name="T24">end function</text:span></text:span></text:p>
      <text:p text:style-name="P11"><text:span text:style-name="Police_20_par_20_défaut"><text:span text:style-name="T17"/></text:span></text:p>
      <text:p text:style-name="P11"><text:span text:style-name="Police_20_par_20_défaut"><text:span text:style-name="T17"/></text:span></text:p>
      <text:p text:style-name="P11"><text:span text:style-name="Police_20_par_20_défaut"><text:span text:style-name="T17"/></text:span></text:p>
      <text:p text:style-name="P11"><text:span text:style-name="Police_20_par_20_défaut"><text:span text:style-name="T17"/></text:span></text:p>
      <text:p text:style-name="Code"><text:span text:style-name="Police_20_par_20_défaut"><text:span text:style-name="T25">function main</text:span></text:span></text:p>
      <text:p text:style-name="P40"><text:span text:style-name="Police_20_par_20_défaut"><text:span text:style-name="T25">input</text:span></text:span></text:p>
      <text:p text:style-name="P40"><text:span text:style-name="Police_20_par_20_défaut"><text:span text:style-name="T25"><text:tab/></text:span></text:span><text:span text:style-name="Police_20_par_20_défaut"><text:span text:style-name="T31">boolean is_calling</text:span></text:span></text:p>
      <text:p text:style-name="P40"><text:span text:style-name="Police_20_par_20_défaut"><text:span text:style-name="T25"><text:tab/></text:span></text:span><text:span text:style-name="Police_20_par_20_défaut"><text:span text:style-name="T27">int hysteresis_umts</text:span></text:span></text:p>
      <text:p text:style-name="P40"><text:span text:style-name="Police_20_par_20_défaut"><text:span text:style-name="T27"><text:tab/></text:span></text:span><text:span text:style-name="Police_20_par_20_défaut"><text:span text:style-name="T29">int hysteresis_gsm</text:span></text:span></text:p>
      <text:p text:style-name="P40"><text:span text:style-name="Police_20_par_20_défaut"><text:span text:style-name="T29"><text:tab/>int ntimes</text:span></text:span></text:p>
      <text:p text:style-name="P40"><text:span text:style-name="Police_20_par_20_défaut"><text:span text:style-name="T25">body</text:span></text:span></text:p>
      <text:p text:style-name="P40"><text:span text:style-name="Police_20_par_20_défaut"><text:span text:style-name="T25"><text:tab/></text:span></text:span><text:span text:style-name="Police_20_par_20_défaut"><text:span text:style-name="T30">Cell selected</text:span></text:span></text:p>
      <text:p text:style-name="P40"><text:span text:style-name="Police_20_par_20_défaut"><text:span text:style-name="T25"><text:tab/></text:span></text:span><text:span text:style-name="Police_20_par_20_défaut"><text:span text:style-name="T30">Cell primary</text:span></text:span></text:p>
      <text:p text:style-name="P40"><text:span text:style-name="Police_20_par_20_défaut"><text:span text:style-name="T30"><text:tab/>List&lt;Cell&gt; active_set</text:span></text:span></text:p>
      <text:p text:style-name="P40"><text:span text:style-name="Police_20_par_20_défaut"><text:span text:style-name="T30"><text:tab/></text:span></text:span><text:span text:style-name="Police_20_par_20_défaut"><text:span text:style-name="T31">neighbor_umts_set</text:span></text:span></text:p>
      <text:p text:style-name="P40"><text:span text:style-name="Police_20_par_20_défaut"><text:span text:style-name="T31"><text:tab/>neighbor_gsm_set</text:span></text:span></text:p>
      <text:p text:style-name="P40"><text:span text:style-name="Police_20_par_20_défaut"><text:span text:style-name="T31"><text:tab/>boolean is_update_calling ← false</text:span></text:span></text:p>
      <text:p text:style-name="P40"><text:span text:style-name="Police_20_par_20_défaut"><text:span text:style-name="T31"/></text:span></text:p>
      <text:p text:style-name="P40"><text:span text:style-name="Police_20_par_20_défaut"><text:span text:style-name="T25"><text:tab/></text:span></text:span><text:span text:style-name="Police_20_par_20_défaut"><text:span text:style-name="T30">while 1 do</text:span></text:span></text:p>
      <text:p text:style-name="P40"><text:span text:style-name="Police_20_par_20_défaut"><text:span text:style-name="T30"><text:tab/><text:tab/></text:span></text:span><text:span text:style-name="Police_20_par_20_défaut"><text:span text:style-name="T37">update_</text:span></text:span><text:span text:style-name="Police_20_par_20_défaut"><text:span text:style-name="T39">s</text:span></text:span><text:span text:style-name="Police_20_par_20_défaut"><text:span text:style-name="T37">trength(</text:span></text:span><text:span text:style-name="Police_20_par_20_défaut"><text:span text:style-name="T38">selected</text:span></text:span><text:span text:style-name="Police_20_par_20_défaut"><text:span text:style-name="T37">)</text:span></text:span></text:p>
      <text:p text:style-name="P40"><text:span text:style-name="Police_20_par_20_défaut"><text:span text:style-name="T37"><text:tab/><text:tab/>update_</text:span></text:span><text:span text:style-name="Police_20_par_20_défaut"><text:span text:style-name="T39">s</text:span></text:span><text:span text:style-name="Police_20_par_20_défaut"><text:span text:style-name="T37">trength(primary)</text:span></text:span></text:p>
      <text:p text:style-name="P40"><text:span text:style-name="Police_20_par_20_défaut"><text:span text:style-name="T37"><text:tab/><text:tab/>update_</text:span></text:span><text:span text:style-name="Police_20_par_20_défaut"><text:span text:style-name="T39">s</text:span></text:span><text:span text:style-name="Police_20_par_20_défaut"><text:span text:style-name="T37">trength(active_set)</text:span></text:span></text:p>
      <text:p text:style-name="P40"><text:span text:style-name="Police_20_par_20_défaut"><text:span text:style-name="T30"><text:tab/><text:tab/></text:span></text:span><text:span text:style-name="Police_20_par_20_défaut"><text:span text:style-name="T37">update_</text:span></text:span><text:span text:style-name="Police_20_par_20_défaut"><text:span text:style-name="T39">s</text:span></text:span><text:span text:style-name="Police_20_par_20_défaut"><text:span text:style-name="T37">trength(neighbor_umts_set)</text:span></text:span></text:p>
      <text:p text:style-name="P40"><text:span text:style-name="Police_20_par_20_défaut"><text:span text:style-name="T37"><text:tab/><text:tab/>update</text:span></text:span><text:span text:style-name="Police_20_par_20_défaut"><text:span text:style-name="T39">_s</text:span></text:span><text:span text:style-name="Police_20_par_20_défaut"><text:span text:style-name="T37">trength(neighbor_gsm_set)</text:span></text:span></text:p>
      <text:p text:style-name="P40"><text:span text:style-name="Police_20_par_20_défaut"><text:span text:style-name="T30"><text:tab/></text:span></text:span></text:p>
      <text:p text:style-name="P40"><text:span text:style-name="Police_20_par_20_défaut"><text:span text:style-name="T30"><text:tab/><text:tab/>if primary is null and active_set.length equals 0 then //</text:span></text:span><text:span text:style-name="Police_20_par_20_défaut"><text:span text:style-name="T31">selection</text:span></text:span></text:p>
      <text:p text:style-name="P40"><text:span text:style-name="Police_20_par_20_défaut"><text:span text:style-name="T30"/></text:span></text:p>
      <text:p text:style-name="P41"><text:span text:style-name="Police_20_par_20_défaut"><text:span text:style-name="T30"><text:tab/><text:tab/><text:tab/></text:span></text:span><text:span text:style-name="Police_20_par_20_défaut"><text:span text:style-name="T31">candidate_set ← measure_landscape('UMTS')</text:span></text:span></text:p>
      <text:p text:style-name="P41"><text:span text:style-name="Police_20_par_20_défaut"><text:span text:style-name="T30"><text:tab/><text:tab/><text:tab/>selected </text:span></text:span><text:span text:style-name="Police_20_par_20_défaut"><text:span text:style-name="T31">← selectionUMTS(candidate_set)</text:span></text:span></text:p>
      <text:p text:style-name="P41"><text:span text:style-name="Police_20_par_20_défaut"><text:span text:style-name="T31"><text:tab/><text:tab/><text:tab/>if selected is null then</text:span></text:span></text:p>
      <text:p text:style-name="P41"><text:span text:style-name="Police_20_par_20_défaut"><text:span text:style-name="T31"><text:tab/><text:tab/><text:tab/><text:tab/>candidate_set ← measure_landscape('GSM')</text:span></text:span></text:p>
      <text:p text:style-name="P41"><text:span text:style-name="Police_20_par_20_défaut"><text:span text:style-name="T31"><text:tab/><text:tab/><text:tab/><text:tab/>selected ← selectionGSM(candidate_set)</text:span></text:span></text:p>
      <text:p text:style-name="P41"><text:span text:style-name="Police_20_par_20_défaut"><text:span text:style-name="T31"><text:tab/><text:tab/><text:tab/>end if</text:span></text:span></text:p>
      <text:p text:style-name="P41"><text:span text:style-name="Police_20_par_20_défaut"><text:span text:style-name="T31"/></text:span></text:p>
      <text:p text:style-name="P41"><text:span text:style-name="Police_20_par_20_défaut"><text:span text:style-name="T31"><text:tab/><text:tab/><text:tab/>if selected is not null then</text:span></text:span></text:p>
      <text:p text:style-name="P41"><text:span text:style-name="Police_20_par_20_défaut"><text:span text:style-name="T31"><text:tab/><text:tab/><text:tab/><text:tab/>neighbors_umts_set ← selected.getNeighborsUMTS()</text:span></text:span></text:p>
      <text:p text:style-name="P41"><text:soft-page-break/><text:span text:style-name="Police_20_par_20_défaut"><text:span text:style-name="T31"><text:tab/><text:tab/><text:tab/><text:tab/>neighbors_gsm_set ← selected.getNeighborsGSM()</text:span></text:span></text:p>
      <text:p text:style-name="P41"><text:span text:style-name="Police_20_par_20_défaut"><text:span text:style-name="T31"><text:tab/><text:tab/><text:tab/>end if</text:span></text:span></text:p>
      <text:p text:style-name="P41"><text:span text:style-name="Police_20_par_20_défaut"><text:span text:style-name="T31"><text:tab/><text:tab/>else</text:span></text:span></text:p>
      <text:p text:style-name="P41"><text:span text:style-name="Police_20_par_20_défaut"><text:span text:style-name="T31"><text:tab/><text:tab/><text:tab/>if is_calling then</text:span></text:span></text:p>
      <text:p text:style-name="P41"><text:span text:style-name="Police_20_par_20_défaut"><text:span text:style-name="T31"><text:tab/><text:tab/><text:tab/><text:tab/>if not is_update_calling then</text:span></text:span></text:p>
      <text:p text:style-name="P41"><text:span text:style-name="Police_20_par_20_défaut"><text:span text:style-name="T31"><text:tab/><text:tab/><text:tab/><text:tab/><text:tab/>if selected.type equals 'UMTS'</text:span></text:span></text:p>
      <text:p text:style-name="P41"><text:span text:style-name="Police_20_par_20_défaut"><text:span text:style-name="T31"><text:tab/><text:tab/><text:tab/><text:tab/><text:tab/><text:tab/>active_set.add(selected)</text:span></text:span></text:p>
      <text:p text:style-name="P41"><text:span text:style-name="Police_20_par_20_défaut"><text:span text:style-name="T31"><text:tab/><text:tab/><text:tab/><text:tab/><text:tab/>else</text:span></text:span></text:p>
      <text:p text:style-name="P41"><text:span text:style-name="Police_20_par_20_défaut"><text:span text:style-name="T31"><text:tab/><text:tab/><text:tab/><text:tab/><text:tab/><text:tab/>primary ← selected</text:span></text:span></text:p>
      <text:p text:style-name="P41"><text:span text:style-name="Police_20_par_20_défaut"><text:span text:style-name="T31"><text:tab/><text:tab/><text:tab/><text:tab/><text:tab/>end if</text:span></text:span></text:p>
      <text:p text:style-name="P41"><text:span text:style-name="Police_20_par_20_défaut"><text:span text:style-name="T31"><text:tab/><text:tab/><text:tab/><text:tab/><text:tab/>is_update_calling ← true</text:span></text:span></text:p>
      <text:p text:style-name="P41"><text:span text:style-name="Police_20_par_20_défaut"><text:span text:style-name="T31"><text:tab/><text:tab/><text:tab/><text:tab/>end if</text:span></text:span></text:p>
      <text:p text:style-name="P41"><text:span text:style-name="Police_20_par_20_défaut"><text:span text:style-name="T31"/></text:span></text:p>
      <text:p text:style-name="P41"><text:span text:style-name="Police_20_par_20_défaut"><text:span text:style-name="T31"><text:tab/><text:tab/><text:tab/><text:tab/>if primary equals null </text:span></text:span><text:span text:style-name="Police_20_par_20_défaut"><text:span text:style-name="T32">and active_set.length equals 0 then</text:span></text:span></text:p>
      <text:p text:style-name="P40"><text:span text:style-name="Police_20_par_20_défaut"><text:span text:style-name="T30"/></text:span></text:p>
      <text:p text:style-name="P40"><text:span text:style-name="Police_20_par_20_défaut"><text:span text:style-name="T30"><text:tab/><text:tab/><text:tab/></text:span></text:span><text:span text:style-name="Police_20_par_20_défaut"><text:span text:style-name="T31"><text:tab/><text:tab/></text:span></text:span><text:span text:style-name="Police_20_par_20_défaut"><text:span text:style-name="T32">is_calling ← false</text:span></text:span></text:p>
      <text:p text:style-name="P40"><text:span text:style-name="Police_20_par_20_défaut"><text:span text:style-name="T32"><text:tab/><text:tab/><text:tab/><text:tab/>else</text:span></text:span></text:p>
      <text:p text:style-name="P40"><text:span text:style-name="Police_20_par_20_défaut"><text:span text:style-name="T32"><text:tab/><text:tab/><text:tab/><text:tab/><text:tab/>handover</text:span></text:span><text:span text:style-name="Police_20_par_20_défaut"><text:span text:style-name="T35">UMTS(</text:span></text:span><text:span text:style-name="Police_20_par_20_défaut"><text:span text:style-name="T33">active_set, neighbor_umts_set, hysteresis_umts, ntimes)</text:span></text:span></text:p>
      <text:p text:style-name="P40"><text:span text:style-name="Police_20_par_20_défaut"><text:span text:style-name="T33"><text:tab/><text:tab/><text:tab/><text:tab/><text:tab/>if active_set.length() equals 0 then</text:span></text:span></text:p>
      <text:p text:style-name="P40"><text:span text:style-name="Police_20_par_20_défaut"><text:span text:style-name="T33"><text:tab/><text:tab/><text:tab/><text:tab/><text:tab/><text:tab/>handover</text:span></text:span><text:span text:style-name="Police_20_par_20_défaut"><text:span text:style-name="T35">GSM(p</text:span></text:span><text:span text:style-name="Police_20_par_20_défaut"><text:span text:style-name="T33">rimary, </text:span></text:span><text:span text:style-name="Police_20_par_20_défaut"><text:span text:style-name="T35">neighbor_gsm_set, hysteresis_gsm, ntimes)</text:span></text:span></text:p>
      <text:p text:style-name="P40"><text:span text:style-name="Police_20_par_20_défaut"><text:span text:style-name="T33"><text:tab/><text:tab/><text:tab/><text:tab/><text:tab/></text:span></text:span><text:span text:style-name="Police_20_par_20_défaut"><text:span text:style-name="T35">end if</text:span></text:span></text:p>
      <text:p text:style-name="P40"><text:span text:style-name="Police_20_par_20_défaut"><text:span text:style-name="T35"><text:tab/><text:tab/><text:tab/><text:tab/>end if</text:span></text:span></text:p>
      <text:p text:style-name="P41"><text:span text:style-name="Police_20_par_20_défaut"><text:span text:style-name="T30"><text:tab/><text:tab/><text:tab/><text:tab/></text:span></text:span></text:p>
      <text:p text:style-name="P41"><text:span text:style-name="Police_20_par_20_défaut"><text:span text:style-name="T30"><text:tab/><text:tab/><text:tab/></text:span></text:span><text:span text:style-name="Police_20_par_20_défaut"><text:span text:style-name="T33">else</text:span></text:span></text:p>
      <text:p text:style-name="P41"><text:span text:style-name="Police_20_par_20_défaut"><text:span text:style-name="T33"><text:tab/><text:tab/><text:tab/><text:tab/>is_update_calling ← false</text:span></text:span></text:p>
      <text:p text:style-name="P41"><text:span text:style-name="Police_20_par_20_défaut"><text:span text:style-name="T33"><text:tab/><text:tab/><text:tab/><text:tab/>active_set.empty()</text:span></text:span></text:p>
      <text:p text:style-name="P41"><text:span text:style-name="Police_20_par_20_défaut"><text:span text:style-name="T33"><text:tab/><text:tab/><text:tab/><text:tab/>primary ← null</text:span></text:span></text:p>
      <text:p text:style-name="P41"><text:span text:style-name="Police_20_par_20_défaut"><text:span text:style-name="T33"><text:tab/><text:tab/><text:tab/><text:tab/></text:span></text:span><text:span text:style-name="Police_20_par_20_défaut"><text:span text:style-name="T35">selected ← reselectionUMTS(selected, neighbor_umts_set, hysteresis_umts, ntimes)</text:span></text:span></text:p>
      <text:p text:style-name="P43"><text:span text:style-name="Police_20_par_20_défaut"><text:span text:style-name="T35"><text:tab/><text:tab/><text:tab/><text:tab/></text:span></text:span><text:span text:style-name="Police_20_par_20_défaut"><text:span text:style-name="T26">if selected.type equals 'GSM' || selected.strength &lt; selected.minimum_strength then</text:span></text:span></text:p>
      <text:p text:style-name="P41"><text:span text:style-name="Police_20_par_20_défaut"><text:span text:style-name="T35"><text:tab/><text:tab/><text:tab/><text:tab/><text:tab/>selected ← reselectionGSM(selected, neighbor_gsm_set, hysteresis_gsm, ntimes)</text:span></text:span></text:p>
      <text:p text:style-name="P41"><text:span text:style-name="Police_20_par_20_défaut"><text:span text:style-name="T35"><text:tab/><text:tab/><text:tab/><text:tab/>end if</text:span></text:span></text:p>
      <text:p text:style-name="P41"><text:span text:style-name="Police_20_par_20_défaut"><text:span text:style-name="T35"><text:tab/><text:tab/><text:tab/>end if</text:span></text:span></text:p>
      <text:p text:style-name="P41"><text:span text:style-name="Police_20_par_20_défaut"><text:span text:style-name="T35"><text:tab/><text:tab/>end if</text:span></text:span></text:p>
      <text:p text:style-name="P41"><text:span text:style-name="Police_20_par_20_défaut"><text:span text:style-name="T35"><text:tab/><text:tab/></text:span></text:span><text:span text:style-name="Police_20_par_20_défaut"><text:span text:style-name="T36">sleep(500)<text:tab/>//wait for 0.5 sec</text:span></text:span></text:p>
      <text:p text:style-name="P41"><text:span text:style-name="Police_20_par_20_défaut"><text:span text:style-name="T35"><text:tab/>end do</text:span></text:span></text:p>
      <text:p text:style-name="P43"><text:span text:style-name="Police_20_par_20_défaut"><text:span text:style-name="T35">end body</text:span></text:span></text:p>
      <text:p text:style-name="P43"><text:span text:style-name="Police_20_par_20_défaut"><text:span text:style-name="T35">end function</text:span></text:span></text:p>
      <text:p text:style-name="P11"><text:span text:style-name="Police_20_par_20_défaut"><text:span text:style-name="T17"/></text:span></text:p>
      <text:p text:style-name="P11"><text:span text:style-name="Police_20_par_20_défaut"><text:span text:style-name="T17"/></text:span></text:p>
      <text:p text:style-name="P11"><text:span text:style-name="Police_20_par_20_défaut"><text:span text:style-name="T17"/></text:span></text:p>
      <text:p text:style-name="P11"><text:span text:style-name="Police_20_par_20_défaut"><text:span text:style-name="T17">4.OUTPUT DATA</text:span></text:span></text:p>
      <text:p text:style-name="Normal"><text:span text:style-name="Police_20_par_20_défaut"><text:span text:style-name="T3">(Describe the list of output data of the function. What are the results of the simulation?)</text:span></text:span></text:p>
      <text:p text:style-name="Normal"><text:span text:style-name="Police_20_par_20_défaut"><text:span text:style-name="T3"/></text:span></text:p>
      <text:p text:style-name="P23"><text:tab/>The main function should simulate the operations <text:span text:style-name="T44">that the mobile or network must take depending on the situation. The function performs simulation of selection/reselection on GSM and UMTS, soft handover (UMTS to UMTS) and hard handover (UMTS to GSM, GSM to UMTS, and GSM to GSM).</text:span></text:p>
      <text:p text:style-name="P23"><text:tab/></text:p>
      <text:p text:style-name="P23"><text:tab/><text:span text:style-name="T44">The selected cell is only used when the user is not calling. When the user gives a call, the content of the selected cell is inserted wether in the active_set list (if the selected cell is UMTS) or in the primary variable (if the selected cell is GSM).</text:span></text:p>
      <text:p text:style-name="P1"/>
      <text:p text:style-name="P1"/>
      <text:p text:style-name="P6">5. VALIDATION ON ONE EXAMPLE</text:p>
      <text:p text:style-name="Normal"><text:soft-page-break/><text:span text:style-name="Police_20_par_20_défaut"><text:span text:style-name="T3">(Describe one hand-made example of the algorithm steps. The purpose of this exercise is to verify the accuracy of your work. Take a reduced set of data to describe the inputs, the calculations made, and the outputs obtained.)</text:span></text:span></text:p>
      <text:p text:style-name="P1"/>
      <text:p text:style-name="P1"/>
      <text:p text:style-name="P1"/>
      <text:p text:style-name="Normal"><text:span text:style-name="Police_20_par_20_défaut"><text:span text:style-name="T17">6. BIBLIOGRAPHY USED</text:span></text:span></text:p>
      <text:p text:style-name="Standard"><text:span text:style-name="Police_20_par_20_défaut"><text:span text:style-name="T3">(</text:span></text:span><text:span text:style-name="Police_20_par_20_défaut"><text:span text:style-name="T8">Describe the list all the references you found to your project: title, author, year of publication, website, etc</text:span></text:span><text:span text:style-name="long_5f_text1"><text:span text:style-name="T16">.)</text:span></text:span></text:p>
      <text:p text:style-name="P1"/>
      <text:list xml:id="list5647253601876766826" text:style-name="L3">
        <text:list-item>
          <text:p text:style-name="P22"><text:span text:style-name="T14">UMTS, services, architectures et WCDMA, </text:span><text:span text:style-name="T5">Javier Sanchez and Mamadou Thioune</text:span><text:span text:style-name="T14">, Hermes</text:span></text:p>
        </text:list-item>
        <text:list-item>
          <text:p text:style-name="P22"><text:span text:style-name="T14">Réseaux mobiles, </text:span><text:span text:style-name="T5">Sami Tabbane</text:span><text:span text:style-name="T14">, Hermes</text:span></text:p>
        </text:list-item>
        <text:list-item>
          <text:p text:style-name="P21"><text:span text:style-name="T21">Simulating soft handover and power control for enhanced umts, </text:span><text:span text:style-name="T22">V. Vassiliou, J. Antoniou, A. Pitsillides, and G. Hadjipollas, </text:span><text:span text:style-name="T20">Department of Computer Science in University of Cyprus</text:span>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Console" svg:font-family="'Lucida Console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.423cm" fo:margin-bottom="0cm" style:contextual-spacing="false" fo:text-align="justify" style:justify-single-word="false" fo:hyphenation-ladder-count="no-limit"/>
      <style:text-properties style:language-asian="ar" style:country-asian="SA"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fo:font-size="16pt" style:font-size-asian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hyphenation-ladder-count="no-limit" fo:keep-with-next="always"/>
      <style:text-properties fo:font-style="italic" style:font-style-asian="italic" fo:hyphenate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de" style:family="paragraph" style:parent-style-name="Text_20_body" style:master-page-name="">
      <style:paragraph-properties fo:margin-top="0cm" fo:margin-bottom="0cm" style:contextual-spacing="false" style:page-number="auto" fo:padding="0.049cm" fo:border="0.06pt solid #000000"/>
      <style:text-properties style:font-name="Lucida Console" fo:font-family="'Lucida Console'" style:font-style-name="Normal" style:font-pitch="variable"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ong_5f_text1" style:display-name="long_text1" style:family="text" style:parent-style-name="Police_20_par_20_défaut">
      <style:text-properties fo:font-size="10pt" style:font-size-asian="10pt" style:font-size-complex="10pt"/>
    </style:style>
    <style:style style:name="short_5f_text1" style:display-name="short_text1" style:family="text" style:parent-style-name="Police_20_par_20_défaut">
      <style:text-properties fo:font-size="14.5pt" style:font-size-asian="14.5pt" style:font-size-complex="14.5pt"/>
    </style:style>
    <style:style style:name="medium_5f_text1" style:display-name="medium_text1" style:family="text" style:parent-style-name="Police_20_par_20_défau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1.91cm" fo:margin-right="1.706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MacOSX_x86 LibreOffice_project/0a0440ccc0227ad9829de5f46be37cfb6edcf72</meta:generator>
    <dc:title>TP RE56 2007</dc:title>
    <meta:initial-creator>acaminad</meta:initial-creator>
    <meta:creation-date>2012-03-23T16:25:00Z</meta:creation-date>
    <dc:date>2014-04-21T18:32:00.803074000</dc:date>
    <meta:editing-cycles>46</meta:editing-cycles>
    <meta:editing-duration>PT3H36M37S</meta:editing-duration>
    <meta:document-statistic meta:table-count="0" meta:image-count="0" meta:object-count="0" meta:page-count="8" meta:paragraph-count="306" meta:word-count="1448" meta:character-count="10311" meta:non-whitespace-character-count="8443"/>
    <meta:template xlink:type="simple" xlink:actuate="onRequest" xlink:title="" xlink:href="Normal"/>
  </office:meta>
</office:document-meta>
</file>